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tringHolderEx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tring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tringHolderEx.is_defaultable_ws( String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StringHolderEx.set_tex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StringHolderEx.JavaString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tring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tringHolderEx.validateLexical( String v , SchemaType sType , ValidationContex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